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1.5339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DatosAlumno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DatosAlumno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 calcext:value-type="string">
            <text:p>NombreYapellidos</text:p>
          </table:table-cell>
          <table:table-cell office:value-type="string" calcext:value-type="string">
            <text:p>GrupoPracticas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C" table:style-name="ta2">
        <office:forms form:automatic-focus="false" form:apply-design-mode="false"/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</table:table-row>
      </table:table>
      <table:table table:name="DatosEnTiempo" table:style-name="ta2">
        <office:forms form:automatic-focus="false" form:apply-design-mode="false"/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v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s" fo:country="E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0105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text> </number:text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text> </number:text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text> </number:text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es" number:country="ES">
      <number:text>-</number:text>
      <number:number number:decimal-places="0" number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text> </number:text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DatosAlumnos" style:display-name="PageStyle_DatosAlumno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0T10:41:17.130193285</dc:date>
    <dc:creator>Miguel</dc:creator>
    <meta:generator>LibreOffice/7.4.7.2$Linux_X86_64 LibreOffice_project/40$Build-2</meta:generator>
    <meta:editing-duration>PT2H12M13S</meta:editing-duration>
    <meta:editing-cycles>14</meta:editing-cycles>
    <meta:document-statistic meta:table-count="3" meta:cell-count="6" meta:object-count="0"/>
  </office:meta>
</office:document-meta>
</file>